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9e38"/>
    </style:style>
    <style:style style:name="P2" style:family="paragraph" style:parent-style-name="Text_20_body">
      <style:text-properties officeooo:rsid="001cac15" officeooo:paragraph-rsid="001cac15"/>
    </style:style>
    <style:style style:name="P3" style:family="paragraph" style:parent-style-name="Text_20_body">
      <style:text-properties officeooo:paragraph-rsid="001cac15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text-properties fo:font-size="14pt" officeooo:rsid="001cac15" officeooo:paragraph-rsid="001cac15" style:font-size-asian="14pt" style:font-size-complex="14pt"/>
    </style:style>
    <style:style style:name="P6" style:family="paragraph" style:parent-style-name="Text_20_body">
      <style:text-properties officeooo:paragraph-rsid="0021f300"/>
    </style:style>
    <style:style style:name="P7" style:family="paragraph" style:parent-style-name="Standard">
      <style:text-properties officeooo:rsid="001c9e38" officeooo:paragraph-rsid="001c9e38"/>
    </style:style>
    <style:style style:name="P8" style:family="paragraph" style:parent-style-name="Text_20_body">
      <style:paragraph-properties fo:break-before="page"/>
      <style:text-properties officeooo:rsid="001cac15" officeooo:paragraph-rsid="001cac15"/>
    </style:style>
    <style:style style:name="P9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cac15" officeooo:paragraph-rsid="001cac15"/>
    </style:style>
    <style:style style:name="P10" style:family="paragraph" style:parent-style-name="Text_20_body">
      <style:text-properties officeooo:rsid="00259a85" officeooo:paragraph-rsid="00259a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c15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e7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PRÀCTICA 1. M02</text:p>
      <text:p text:style-name="P7"/>
      <text:p text:style-name="Text_20_body">1- <text:span text:style-name="T1">Instal·lar postgresql</text:span></text:p>
      <text:p text:style-name="P1">2- <text:s/>veure <text:span text:style-name="T4">bases de dades</text:span> : <text:span text:style-name="T1">\l</text:span></text:p>
      <text:p text:style-name="Text_20_body">3- CREATE DATABASE:</text:p>
      <text:p text:style-name="Text_20_body">CREATE DATABASE PRACTICA1; </text:p>
      <text:p text:style-name="Text_20_body">4- \c PRACTICA1;</text:p>
      <text:p text:style-name="Text_20_body">5- \d</text:p>
      <text:p text:style-name="Text_20_body">6- CREATE TABLE:</text:p>
      <text:p text:style-name="Text_20_body">CREATE TABLE alumnes (</text:p>
      <text:p text:style-name="Text_20_body"><text:s text:c="4"/>IDAlumne integer NOT NULL,</text:p>
      <text:p text:style-name="P6"><text:s text:c="4"/>NomAlumne character(20) NOT NULL,</text:p>
      <text:p text:style-name="P6"><text:s text:c="4"/>CognomsAlumne character(20) NOT NULL,</text:p>
      <text:p text:style-name="Text_20_body"><text:s text:c="4"/>DataNaix date NOT NULL,</text:p>
      <text:p text:style-name="Text_20_body"><text:s text:c="4"/>Curs smallint NOT NULL,</text:p>
      <text:p text:style-name="Text_20_body"><text:s text:c="4"/>IDCicle character(5)</text:p>
      <text:p text:style-name="Text_20_body">);</text:p>
      <text:p text:style-name="Text_20_body"/>
      <text:p text:style-name="Text_20_body">7- Omplir de registres/files/rows:</text:p>
      <text:p text:style-name="Text_20_body">COPY alumnes (IDAlumne, NomAlumne, CognomsAlumne, DataNaix, Curs, IDCicle) FROM stdin;</text:p>
      <text:p text:style-name="P10">cal entrar les dades separades per TAB.</text:p>
      <text:p text:style-name="P10">Cada ENTER és un nou registre;</text:p>
      <text:p text:style-name="P10">Per acabar posar \.</text:p>
      <text:p text:style-name="P10"/>
      <text:p text:style-name="Text_20_body">8- SELECT * FROM alumnes;</text:p>
      <text:p text:style-name="Text_20_body"/>
      <text:p text:style-name="Text_20_body">9- WHERE</text:p>
      <text:p text:style-name="Text_20_body">Seleccionar els alumnes d'ISIX</text:p>
      <text:p text:style-name="Text_20_body"/>
      <text:p text:style-name="Text_20_body">10- Seleccionar els alumnes majors de 20 anys;</text:p>
      <text:p text:style-name="Text_20_body"><text:soft-page-break/></text:p>
      <text:p text:style-name="P8">Corregir camps nom i cognom de la taula alumnes i passar-los de character a varchar:</text:p>
      <text:p text:style-name="P2"/>
      <text:p text:style-name="P2">Veure la longitud dels noms d'alumnes:</text:p>
      <text:p text:style-name="P9">select char_length(NomAlumne) from alumnes;</text:p>
      <text:p text:style-name="P9"/>
      <text:p text:style-name="P9">select char_length(ltrim(NomAlumne))from alumnes;</text:p>
      <text:p text:style-name="P9"/>
      <text:p text:style-name="P9">select char_length(rtrim(NomAlumne))from alumnes;</text:p>
      <text:p text:style-name="P2"/>
      <text:p text:style-name="P2"/>
      <text:p text:style-name="P3">6- CREATE TABLE:</text:p>
      <text:p text:style-name="P3">CREATE TABLE alumnes (</text:p>
      <text:p text:style-name="P3"><text:s text:c="4"/>IDAlumne integer NOT NULL,</text:p>
      <text:p text:style-name="P3"><text:tab/>NomAlumne <text:span text:style-name="T2">varchar</text:span>(20) NOT NULL,</text:p>
      <text:p text:style-name="P3"><text:tab/>CognomsAlumne <text:span text:style-name="T2">varchar</text:span>(20) NOT NULL,</text:p>
      <text:p text:style-name="P3"><text:s text:c="4"/>DataNaix date NOT NULL,</text:p>
      <text:p text:style-name="P3"><text:s text:c="4"/>Curs smallint NOT NULL,</text:p>
      <text:p text:style-name="P3"><text:s text:c="4"/>IDCicle character(5) NOT NULL</text:p>
      <text:p text:style-name="P2">);</text:p>
      <text:p text:style-name="P2"/>
      <text:p text:style-name="Text_20_body">A<text:span text:style-name="T3">LTER TABLE alumnes ALTER COLUMN nomalumne TYPE varchar(20);</text:span></text:p>
      <text:p text:style-name="P4">ALTER TABLE alumnes ALTER COLUMN cognomsalumne TYPE varchar(20);</text:p>
      <text:p text:style-name="P4"/>
      <text:p text:style-name="P5">Tornar a veure la longitud dels no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9:06:48.400000000</meta:creation-date>
    <meta:editing-duration>PT38M16S</meta:editing-duration>
    <meta:editing-cycles>8</meta:editing-cycles>
    <meta:generator>LibreOffice/5.1.5.2$Linux_X86_64 LibreOffice_project/10$Build-2</meta:generator>
    <dc:date>2016-09-16T13:13:14.264236417</dc:date>
    <meta:document-statistic meta:table-count="0" meta:image-count="0" meta:object-count="0" meta:page-count="3" meta:paragraph-count="42" meta:word-count="190" meta:character-count="1326" meta:non-whitespace-character-count="1134"/>
  </office:meta>
</office:document-meta>
</file>